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Layout.get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.addItem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Layout.CompositeLayou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.addItem( int index ,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Layou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ayout.removeItem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